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5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color="#ff0000"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style:use-window-font-color="true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Diamèt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Pression</text:p>
          </table:table-cell>
          <table:table-cell table:number-columns-repeated="2" table:style-name="ce1" office:value-type="string" calcext:value-type="string">
            <text:p>Temp</text:p>
          </table:table-cell>
          <table:table-cell table:style-name="ce1" office:value-type="string" calcext:value-type="string">
            <text:p>P*V/T</text:p>
          </table:table-cell>
          <table:table-cell table:style-name="ce1" office:value-type="string" calcext:value-type="string">
            <text:p>Pression Calculée</text:p>
          </table:table-cell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m<text:span text:style-name="T1">3</text:span></text:p>
          </table:table-cell>
          <table:table-cell table:style-name="ce1" office:value-type="string" calcext:value-type="string">
            <text:p>hPa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string" calcext:value-type="string">
            <text:p>°K</text:p>
          </table:table-cell>
          <table:table-cell table:style-name="ce6"/>
          <table:table-cell table:style-name="ce1" office:value-type="string" calcext:value-type="string">
            <text:p>hP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formula="of:== (4/3) * PI() * ([.B3] / 2)^3" office:value-type="float" office:value="5.57527976257069" calcext:value-type="float">
            <text:p>5,5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" calcext:value-type="float">
            <text:p>20</text:p>
          </table:table-cell>
          <table:table-cell table:formula="of:=[.E3] + 273" office:value-type="float" office:value="293" calcext:value-type="float">
            <text:p>293</text:p>
          </table:table-cell>
          <table:table-cell table:style-name="ce7" table:formula="of:=([.D3]*[.C3])/[.F3]" office:value-type="float" office:value="19.4849367811344" calcext:value-type="float">
            <text:p>19,48</text:p>
          </table:table-cell>
          <table:table-cell table:formula="of:=[.$G$3]*[.F3]/[.C3]" office:value-type="float" office:value="1024" calcext:value-type="float">
            <text:p>1024,00</text:p>
          </table:table-cell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table:formula="of:== (4/3) * PI() * ([.B4] / 2)^3" office:value-type="float" office:value="6.3706263027045" calcext:value-type="float">
            <text:p>6,37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" calcext:value-type="float">
            <text:p>20</text:p>
          </table:table-cell>
          <table:table-cell table:formula="of:=[.E4] + 273" office:value-type="float" office:value="293" calcext:value-type="float">
            <text:p>293</text:p>
          </table:table-cell>
          <table:table-cell table:style-name="ce8" table:formula="of:=([.D4]*[.C4])/[.F4]" office:value-type="float" office:value="22.2645779316362" calcext:value-type="float">
            <text:p>22,26</text:p>
          </table:table-cell>
          <table:table-cell table:formula="of:=[.$G$3]*[.F4]/[.C4]" office:value-type="float" office:value="896.157803895784" calcext:value-type="float">
            <text:p>896,16</text:p>
          </table:table-cell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formula="of:== (4/3) * PI() * ([.B5] / 2)^3" office:value-type="float" office:value="7.23822947387088" calcext:value-type="float">
            <text:p>7,24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" calcext:value-type="float">
            <text:p>20</text:p>
          </table:table-cell>
          <table:table-cell table:formula="of:=[.E5] + 273" office:value-type="float" office:value="293" calcext:value-type="float">
            <text:p>293</text:p>
          </table:table-cell>
          <table:table-cell table:style-name="ce9" table:formula="of:=([.D5]*[.C5])/[.F5]" office:value-type="float" office:value="25.2967473762586" calcext:value-type="float">
            <text:p>25,30</text:p>
          </table:table-cell>
          <table:table-cell table:formula="of:=[.$G$3]*[.F5]/[.C5]" office:value-type="float" office:value="788.740740740741" calcext:value-type="float">
            <text:p>788,74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= (4/3) * PI() * ([.B6] / 2)^3" office:value-type="float" office:value="8.18123086872342" calcext:value-type="float">
            <text:p>8,18</text:p>
          </table:table-cell>
          <table:table-cell table:number-columns-repeated="2"/>
          <table:table-cell table:formula="of:=[.E6] + 273" office:value-type="float" office:value="273" calcext:value-type="float">
            <text:p>273</text:p>
          </table:table-cell>
          <table:table-cell/>
          <table:table-cell table:formula="of:=[.$G$3]*[.F6]/[.C6]" office:value-type="float" office:value="650.194063290102" calcext:value-type="float">
            <text:p>650,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= (4/3) * PI() * ([.B7] / 2)^3" office:value-type="float" office:value="14.1371669411541" calcext:value-type="float">
            <text:p>14,14</text:p>
          </table:table-cell>
          <table:table-cell table:number-columns-repeated="2"/>
          <table:table-cell table:formula="of:=[.E7] + 273" office:value-type="float" office:value="273" calcext:value-type="float">
            <text:p>273</text:p>
          </table:table-cell>
          <table:table-cell/>
          <table:table-cell table:formula="of:=[.$G$3]*[.F7]/[.C7]" office:value-type="float" office:value="376.269712552143" calcext:value-type="float">
            <text:p>376,27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formula="of:== (4/3) * PI() * ([.B8] / 2)^3" office:value-type="float" office:value="22.4492975037771" calcext:value-type="float">
            <text:p>22,45</text:p>
          </table:table-cell>
          <table:table-cell table:number-columns-repeated="2"/>
          <table:table-cell table:formula="of:=[.E8] + 273" office:value-type="float" office:value="273" calcext:value-type="float">
            <text:p>273</text:p>
          </table:table-cell>
          <table:table-cell/>
          <table:table-cell table:formula="of:=[.$G$3]*[.F8]/[.C8]" office:value-type="float" office:value="236.951189245664" calcext:value-type="float">
            <text:p>236,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= (4/3) * PI() * ([.B9] / 2)^3" office:value-type="float" office:value="33.5103216382911" calcext:value-type="float">
            <text:p>33,51</text:p>
          </table:table-cell>
          <table:table-cell table:number-columns-repeated="2"/>
          <table:table-cell table:formula="of:=[.E9] + 273" office:value-type="float" office:value="273" calcext:value-type="float">
            <text:p>273</text:p>
          </table:table-cell>
          <table:table-cell/>
          <table:table-cell table:formula="of:=[.$G$3]*[.F9]/[.C9]" office:value-type="float" office:value="158.738784982935" calcext:value-type="float">
            <text:p>158,74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formula="of:== (4/3) * PI() * ([.B10] / 2)^3" office:value-type="float" office:value="47.712938426395" calcext:value-type="float">
            <text:p>47,71</text:p>
          </table:table-cell>
          <table:table-cell table:number-columns-repeated="2"/>
          <table:table-cell table:formula="of:=[.E10] + 273" office:value-type="float" office:value="273" calcext:value-type="float">
            <text:p>273</text:p>
          </table:table-cell>
          <table:table-cell/>
          <table:table-cell table:formula="of:=[.$G$3]*[.F10]/[.C10]" office:value-type="float" office:value="111.487322237672" calcext:value-type="float">
            <text:p>111,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= (4/3) * PI() * ([.B11] / 2)^3" office:value-type="float" office:value="65.4498469497874" calcext:value-type="float">
            <text:p>65,45</text:p>
          </table:table-cell>
          <table:table-cell table:number-columns-repeated="2"/>
          <table:table-cell table:formula="of:=[.E11] + 273" office:value-type="float" office:value="273" calcext:value-type="float">
            <text:p>273</text:p>
          </table:table-cell>
          <table:table-cell/>
          <table:table-cell table:formula="of:=[.$G$3]*[.F11]/[.C11]" office:value-type="float" office:value="81.2742579112628" calcext:value-type="float">
            <text:p>81,27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formula="of:== (4/3) * PI() * ([.B12] / 2)^3" office:value-type="float" office:value="87.113746290167" calcext:value-type="float">
            <text:p>87,11</text:p>
          </table:table-cell>
          <table:table-cell table:number-columns-repeated="2"/>
          <table:table-cell table:formula="of:=[.E12] + 273" office:value-type="float" office:value="273" calcext:value-type="float">
            <text:p>273</text:p>
          </table:table-cell>
          <table:table-cell/>
          <table:table-cell table:formula="of:=[.$G$3]*[.F12]/[.C12]" office:value-type="float" office:value="61.0625529010239" calcext:value-type="float">
            <text:p>61,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= (4/3) * PI() * ([.B13] / 2)^3" office:value-type="float" office:value="113.097335529233" calcext:value-type="float">
            <text:p>113,10</text:p>
          </table:table-cell>
          <table:table-cell table:number-columns-repeated="2"/>
          <table:table-cell table:formula="of:=[.E13] + 273" office:value-type="float" office:value="273" calcext:value-type="float">
            <text:p>273</text:p>
          </table:table-cell>
          <table:table-cell/>
          <table:table-cell table:formula="of:=[.$G$3]*[.F13]/[.C13]" office:value-type="float" office:value="47.0337140690178" calcext:value-type="float">
            <text:p>47,03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table:formula="of:== (4/3) * PI() * ([.B14] / 2)^3" office:value-type="float" office:value="143.793313748683" calcext:value-type="float">
            <text:p>143,79</text:p>
          </table:table-cell>
          <table:table-cell table:number-columns-repeated="2"/>
          <table:table-cell table:formula="of:=[.E14] + 273" office:value-type="float" office:value="273" calcext:value-type="float">
            <text:p>273</text:p>
          </table:table-cell>
          <table:table-cell/>
          <table:table-cell table:formula="of:=[.$G$3]*[.F14]/[.C14]" office:value-type="float" office:value="36.9932899004382" calcext:value-type="float">
            <text:p>36,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= (4/3) * PI() * ([.B15] / 2)^3" office:value-type="float" office:value="179.594380030216" calcext:value-type="float">
            <text:p>179,59</text:p>
          </table:table-cell>
          <table:table-cell table:number-columns-repeated="2"/>
          <table:table-cell table:formula="of:=[.E15] + 273" office:value-type="float" office:value="273" calcext:value-type="float">
            <text:p>273</text:p>
          </table:table-cell>
          <table:table-cell/>
          <table:table-cell table:formula="of:=[.$G$3]*[.F15]/[.C15]" office:value-type="float" office:value="29.618898655708" calcext:value-type="float">
            <text:p>29,62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formula="of:== (4/3) * PI() * ([.B16] / 2)^3" office:value-type="float" office:value="220.893233455532" calcext:value-type="float">
            <text:p>220,89</text:p>
          </table:table-cell>
          <table:table-cell table:number-columns-repeated="2"/>
          <table:table-cell table:formula="of:=[.E16] + 273" office:value-type="float" office:value="273" calcext:value-type="float">
            <text:p>273</text:p>
          </table:table-cell>
          <table:table-cell/>
          <table:table-cell table:formula="of:=[.$G$3]*[.F16]/[.C16]" office:value-type="float" office:value="24.0812616033371" calcext:value-type="float">
            <text:p>24,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= (4/3) * PI() * ([.B17] / 2)^3" office:value-type="float" office:value="268.082573106329" calcext:value-type="float">
            <text:p>268,08</text:p>
          </table:table-cell>
          <table:table-cell table:number-columns-repeated="2"/>
          <table:table-cell table:formula="of:=[.E17] + 273" office:value-type="float" office:value="273" calcext:value-type="float">
            <text:p>273</text:p>
          </table:table-cell>
          <table:table-cell/>
          <table:table-cell table:formula="of:=[.$G$3]*[.F17]/[.C17]" office:value-type="float" office:value="19.8423481228669" calcext:value-type="float">
            <text:p>19,84</text:p>
          </table:table-cell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table:formula="of:== (4/3) * PI() * ([.B18] / 2)^3" office:value-type="float" office:value="321.555098064305" calcext:value-type="float">
            <text:p>321,56</text:p>
          </table:table-cell>
          <table:table-cell table:number-columns-repeated="2"/>
          <table:table-cell table:formula="of:=[.E18] + 273" office:value-type="float" office:value="273" calcext:value-type="float">
            <text:p>273</text:p>
          </table:table-cell>
          <table:table-cell/>
          <table:table-cell table:formula="of:=[.$G$3]*[.F18]/[.C18]" office:value-type="float" office:value="16.5426944659603" calcext:value-type="float">
            <text:p>16,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= (4/3) * PI() * ([.B19] / 2)^3" office:value-type="float" office:value="381.70350741116" calcext:value-type="float">
            <text:p>381,70</text:p>
          </table:table-cell>
          <table:table-cell table:number-columns-repeated="2"/>
          <table:table-cell table:formula="of:=[.E19] + 273" office:value-type="float" office:value="273" calcext:value-type="float">
            <text:p>273</text:p>
          </table:table-cell>
          <table:table-cell/>
          <table:table-cell table:formula="of:=[.$G$3]*[.F19]/[.C19]" office:value-type="float" office:value="13.935915279709" calcext:value-type="float">
            <text:p>13,94</text:p>
          </table:table-cell>
        </table:table-row>
        <table:table-row table:style-name="ro1">
          <table:table-cell/>
          <table:table-cell office:value-type="float" office:value="9.5" calcext:value-type="float">
            <text:p>9,5</text:p>
          </table:table-cell>
          <table:table-cell table:formula="of:== (4/3) * PI() * ([.B20] / 2)^3" office:value-type="float" office:value="448.920500228592" calcext:value-type="float">
            <text:p>448,92</text:p>
          </table:table-cell>
          <table:table-cell table:number-columns-repeated="2"/>
          <table:table-cell table:formula="of:=[.E20] + 273" office:value-type="float" office:value="273" calcext:value-type="float">
            <text:p>273</text:p>
          </table:table-cell>
          <table:table-cell/>
          <table:table-cell table:formula="of:=[.$G$3]*[.F20]/[.C20]" office:value-type="float" office:value="11.8492867635607" calcext:value-type="float">
            <text:p>11,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= (4/3) * PI() * ([.B21] / 2)^3" office:value-type="float" office:value="523.598775598299" calcext:value-type="float">
            <text:p>523,60</text:p>
          </table:table-cell>
          <table:table-cell table:style-name="ce2"/>
          <table:table-cell table:style-name="ce2" office:value-type="float" office:value="-20" calcext:value-type="float">
            <text:p>-20</text:p>
          </table:table-cell>
          <table:table-cell table:formula="of:=[.E21] + 273" office:value-type="float" office:value="253" calcext:value-type="float">
            <text:p>253</text:p>
          </table:table-cell>
          <table:table-cell/>
          <table:table-cell table:formula="of:=[.$G$3]*[.F21]/[.C21]" office:value-type="float" office:value="9.4150124778157" calcext:value-type="float">
            <text:p>9,42</text:p>
          </table:table-cell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formula="of:== (4/3) * PI() * ([.B22] / 2)^3" office:value-type="float" office:value="606.131032601981" calcext:value-type="float">
            <text:p>606,13</text:p>
          </table:table-cell>
          <table:table-cell table:number-columns-repeated="2"/>
          <table:table-cell table:formula="of:=[.E22] + 273" office:value-type="float" office:value="273" calcext:value-type="float">
            <text:p>273</text:p>
          </table:table-cell>
          <table:table-cell/>
          <table:table-cell table:formula="of:=[.$G$3]*[.F22]/[.C22]" office:value-type="float" office:value="8.77596997206164" calcext:value-type="float">
            <text:p>8,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= (4/3) * PI() * ([.B23] / 2)^3" office:value-type="float" office:value="696.909970321336" calcext:value-type="float">
            <text:p>696,91</text:p>
          </table:table-cell>
          <table:table-cell table:number-columns-repeated="2"/>
          <table:table-cell table:formula="of:=[.E23] + 273" office:value-type="float" office:value="273" calcext:value-type="float">
            <text:p>273</text:p>
          </table:table-cell>
          <table:table-cell/>
          <table:table-cell table:formula="of:=[.$G$3]*[.F23]/[.C23]" office:value-type="float" office:value="7.63281911262799" calcext:value-type="float">
            <text:p>7,63</text:p>
          </table:table-cell>
        </table:table-row>
        <table:table-row table:style-name="ro1">
          <table:table-cell/>
          <table:table-cell office:value-type="float" office:value="11.5" calcext:value-type="float">
            <text:p>11,5</text:p>
          </table:table-cell>
          <table:table-cell table:formula="of:== (4/3) * PI() * ([.B24] / 2)^3" office:value-type="float" office:value="796.328287838063" calcext:value-type="float">
            <text:p>796,33</text:p>
          </table:table-cell>
          <table:table-cell table:number-columns-repeated="2"/>
          <table:table-cell table:formula="of:=[.E24] + 273" office:value-type="float" office:value="273" calcext:value-type="float">
            <text:p>273</text:p>
          </table:table-cell>
          <table:table-cell/>
          <table:table-cell table:formula="of:=[.$G$3]*[.F24]/[.C24]" office:value-type="float" office:value="6.6798929819399" calcext:value-type="float">
            <text:p>6,6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= (4/3) * PI() * ([.B25] / 2)^3" office:value-type="float" office:value="904.77868423386" calcext:value-type="float">
            <text:p>904,78</text:p>
          </table:table-cell>
          <table:table-cell table:number-columns-repeated="2"/>
          <table:table-cell table:formula="of:=[.E25] + 273" office:value-type="float" office:value="273" calcext:value-type="float">
            <text:p>273</text:p>
          </table:table-cell>
          <table:table-cell/>
          <table:table-cell table:formula="of:=[.$G$3]*[.F25]/[.C25]" office:value-type="float" office:value="5.87921425862723" calcext:value-type="float">
            <text:p>5,88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5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5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6:56:49.986057600</meta:creation-date>
    <dc:date>2024-06-01T18:37:19.169947663</dc:date>
    <meta:editing-duration>PT11M1S</meta:editing-duration>
    <meta:editing-cycles>3</meta:editing-cycles>
    <meta:generator>LibreOffice/7.3.7.2$Linux_X86_64 LibreOffice_project/30$Build-2</meta:generator>
    <meta:document-statistic meta:table-count="1" meta:cell-count="117" meta:object-count="0"/>
  </office:meta>
</office:document-meta>
</file>